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2pt" officeooo:rsid="0000614b" officeooo:paragraph-rsid="0000614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üller</meta:initial-creator>
    <meta:creation-date>2013-08-18T19:37:23</meta:creation-date>
    <meta:generator>LibreOffice/4.2.7.2$Linux_X86_64 LibreOffice_project/420m0$Build-2</meta:generator>
    <dc:date>2014-12-19T18:15:23.561241670</dc:date>
    <meta:editing-duration>PT3M18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